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f962" officeooo:paragraph-rsid="000ff962"/>
    </style:style>
    <style:style style:name="P2" style:family="paragraph" style:parent-style-name="Standard">
      <style:text-properties fo:font-weight="bold" officeooo:rsid="000ff962" officeooo:paragraph-rsid="000ff962" style:font-weight-asian="bold" style:font-weight-complex="bold"/>
    </style:style>
    <style:style style:name="P3" style:family="paragraph" style:parent-style-name="Standard">
      <style:text-properties fo:color="#c9211e" style:text-underline-style="solid" style:text-underline-width="auto" style:text-underline-color="font-color" fo:font-weight="bold" officeooo:rsid="000ff962" officeooo:paragraph-rsid="000ff962" style:font-weight-asian="bold" style:font-weight-complex="bold"/>
    </style:style>
    <style:style style:name="P4" style:family="paragraph" style:parent-style-name="Standard">
      <style:text-properties officeooo:rsid="00117809" officeooo:paragraph-rsid="00117809"/>
    </style:style>
    <style:style style:name="T1" style:family="text">
      <style:text-properties officeooo:rsid="00117809"/>
    </style:style>
    <style:style style:name="T2" style:family="text">
      <style:text-properties officeooo:rsid="001370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roblema 1 </text:p>
      <text:p text:style-name="Standard"/>
      <text:p text:style-name="P1">Rel<text:span text:style-name="T1">atorio</text:span></text:p>
      <text:p text:style-name="P4">O mapa de Karnaugh, tinha três entradas com quatro <text:span text:style-name="T2">equações</text:span>. <text:span text:style-name="T2">Cada equação foi repesentada no protobord por um led, onde só a equação B, acendeu.</text:span></text:p>
      <text:p text:style-name="P2">Comando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int a,b,c,d,X,Y,Z;</text:p>
            <text:p text:style-name="Table_20_Contents"/>
            <text:p text:style-name="Table_20_Contents">void setup()</text:p>
            <text:p text:style-name="Table_20_Contents">{</text:p>
            <text:p text:style-name="Table_20_Contents"><text:s text:c="2"/>pinMode(5, OUTPUT);</text:p>
            <text:p text:style-name="Table_20_Contents"><text:s text:c="2"/>pinMode(6, OUTPUT);</text:p>
            <text:p text:style-name="Table_20_Contents"><text:s text:c="2"/>pinMode(7, OUTPUT);</text:p>
            <text:p text:style-name="Table_20_Contents"><text:s text:c="2"/>pinMode(8, OUTPUT);</text:p>
            <text:p text:style-name="Table_20_Contents">}</text:p>
            <text:p text:style-name="Table_20_Contents"/>
            <text:p text:style-name="Table_20_Contents">void loop()</text:p>
            <text:p text:style-name="Table_20_Contents">{</text:p>
            <text:p text:style-name="Table_20_Contents"><text:s text:c="2"/></text:p>
            <text:p text:style-name="Table_20_Contents"><text:s text:c="2"/>//inputs</text:p>
            <text:p text:style-name="Table_20_Contents"><text:s text:c="2"/>X = 0;</text:p>
            <text:p text:style-name="Table_20_Contents"><text:s text:c="2"/>Y = 0;</text:p>
            <text:p text:style-name="Table_20_Contents"><text:s text:c="2"/>Z = 0;</text:p>
            <text:p text:style-name="Table_20_Contents"><text:s text:c="2"/></text:p>
            <text:p text:style-name="Table_20_Contents"><text:s text:c="2"/>//Option Outputs</text:p>
            <text:p text:style-name="Table_20_Contents"><text:s text:c="2"/></text:p>
            <text:p text:style-name="Table_20_Contents"><text:s text:c="2"/>a = (!X&amp;&amp;Y)|| (Y&amp;&amp;Z);</text:p>
            <text:p text:style-name="Table_20_Contents"><text:s text:c="2"/>b = (!X&amp;&amp;!Y)|| (Y&amp;&amp;Z);</text:p>
            <text:p text:style-name="Table_20_Contents"><text:s text:c="2"/>c = !(X&amp;&amp;Y)|| (Y&amp;&amp;!Z);</text:p>
            <text:p text:style-name="Table_20_Contents"><text:s text:c="2"/>d = !(X&amp;&amp;Y)|| (!Y&amp;&amp;Z);</text:p>
            <text:p text:style-name="Table_20_Contents"><text:s text:c="2"/></text:p>
            <text:p text:style-name="Table_20_Contents"><text:s text:c="2"/></text:p>
            <text:p text:style-name="Table_20_Contents"><text:s text:c="2"/></text:p>
            <text:p text:style-name="Table_20_Contents"><text:s text:c="2"/></text:p>
            <text:p text:style-name="Table_20_Contents"><text:s text:c="2"/>digitalWrite(8, a);</text:p>
            <text:p text:style-name="Table_20_Contents"><text:s text:c="2"/>digitalWrite(7, b);</text:p>
            <text:p text:style-name="Table_20_Contents"><text:s text:c="2"/>digitalWrite(6, c);</text:p>
            <text:p text:style-name="Table_20_Contents"><text:s text:c="2"/>digitalWrite(5, d)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4:36:51.458849044</meta:creation-date>
    <meta:editing-duration>PT3M6S</meta:editing-duration>
    <meta:editing-cycles>2</meta:editing-cycles>
    <meta:generator>LibreOffice/6.4.5.2$Linux_X86_64 LibreOffice_project/40$Build-2</meta:generator>
    <dc:date>2020-10-08T14:49:55.150459448</dc:date>
    <meta:document-statistic meta:table-count="1" meta:image-count="0" meta:object-count="0" meta:page-count="1" meta:paragraph-count="35" meta:word-count="83" meta:character-count="547" meta:non-whitespace-character-count="443"/>
  </office:meta>
</office:document-meta>
</file>